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167c" officeooo:paragraph-rsid="00161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ito importante, guia de propriedades</text:p>
      <text:p text:style-name="P1"/>
      <text:p text:style-name="P1">https://css-tricks.com/snippets/css/a-guide-to-flexbox/#aa-flexbox-properti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6T17:31:28.567000000</dc:date>
    <meta:editing-duration>PT25S</meta:editing-duration>
    <meta:editing-cycles>1</meta:editing-cycles>
    <meta:document-statistic meta:table-count="0" meta:image-count="0" meta:object-count="0" meta:page-count="1" meta:paragraph-count="2" meta:word-count="6" meta:character-count="115" meta:non-whitespace-character-count="111"/>
    <meta:generator>LibreOffice/7.2.5.2$Windows_X86_64 LibreOffice_project/499f9727c189e6ef3471021d6132d4c694f357e5</meta:generator>
  </office:meta>
</office:document-meta>
</file>